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4.2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37cm" fo:min-width="4.26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79cm" fo:min-width="1.4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1cm" fo:min-width="2.26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6.80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4.89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5.53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72cm" fo:min-width="6.80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38cm" fo:min-width="5.8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6.48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37cm" fo:min-width="5.8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37cm" fo:min-width="5.21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6.4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.763cm" svg:height="1.588cm" svg:x="1.635cm" svg:y="1.634cm">
          <text:p text:style-name="P1">After command exec, update dbi_st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54cm" svg:height="1.905cm" svg:x="2.27cm" svg:y="22.272cm">
          <text:p text:style-name="P1">Redraw widgets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54cm" svg:height="2.54cm" svg:x="6.08cm" svg:y="21.637cm">
          <text:p text:style-name="P1">GUI widget or plugin sets view fla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08cm" svg:y1="22.907cm" svg:x2="4.81cm" svg:y2="23.224cm" draw:start-shape="id1" draw:start-glue-point="3" draw:end-shape="id2" draw:end-glue-point="1" svg:d="M6080 22907h-635v317h-635" svg:viewBox="0 0 1271 318">
          <text:p/>
        </draw:connector>
        <draw:custom-shape draw:style-name="gr5" draw:text-style-name="P1" xml:id="id3" draw:id="id3" draw:layer="layout" svg:width="4.763cm" svg:height="1.587cm" svg:x="1.952cm" svg:y="12.43cm">
          <text:p text:style-name="P1">Check pre and post cmd view hashes – if differ, set view flag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3.81cm" svg:height="2.857cm" svg:x="2.905cm" svg:y="18.462cm">
          <text:p text:style-name="P1">View redraw flag se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333cm" svg:y1="14.017cm" svg:x2="4.81cm" svg:y2="18.462cm" draw:start-shape="id3" draw:start-glue-point="2" draw:end-shape="id4" draw:end-glue-point="4" svg:d="M4333 14017v2222h477v2223" svg:viewBox="0 0 478 4446">
          <text:p/>
        </draw:connector>
        <draw:connector draw:style-name="gr4" draw:text-style-name="P1" draw:layer="layout" svg:x1="2.905cm" svg:y1="19.89cm" svg:x2="2.27cm" svg:y2="25.605cm" draw:start-shape="id4" draw:start-glue-point="5" draw:end-shape="id5" draw:end-glue-point="3" svg:d="M2905 19890h-1137v5715h502" svg:viewBox="0 0 1138 5716">
          <text:p/>
        </draw:connector>
        <draw:connector draw:style-name="gr4" draw:text-style-name="P1" draw:layer="layout" svg:x1="4.81cm" svg:y1="21.319cm" svg:x2="3.54cm" svg:y2="22.272cm" draw:start-shape="id4" draw:start-glue-point="6" draw:end-shape="id2" draw:end-glue-point="0" svg:d="M4810 21319v476h-1270v477" svg:viewBox="0 0 1271 954">
          <text:p/>
        </draw:connector>
        <draw:frame draw:style-name="gr7" draw:text-style-name="P2" draw:layer="layout" svg:width="0.635cm" svg:height="0.725cm" svg:x="3.54cm" svg:y="21.002cm">
          <draw:text-box>
            <text:p>Y</text:p>
          </draw:text-box>
        </draw:frame>
        <draw:frame draw:style-name="gr8" draw:text-style-name="P2" draw:layer="layout" svg:width="0.953cm" svg:height="0.725cm" svg:x="1.952cm" svg:y="19.097cm">
          <draw:text-box>
            <text:p>N</text:p>
          </draw:text-box>
        </draw:frame>
        <draw:custom-shape draw:style-name="gr9" draw:text-style-name="P1" xml:id="id5" draw:id="id5" draw:layer="layout" svg:width="2.857cm" svg:height="0.952cm" svg:x="2.27cm" svg:y="25.129cm">
          <text:p text:style-name="P1">Contin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54cm" svg:y1="24.177cm" svg:x2="3.698cm" svg:y2="25.129cm" draw:start-shape="id2" draw:start-glue-point="2" draw:end-shape="id5" draw:end-glue-point="0" svg:d="M3540 24177v476h158v476" svg:viewBox="0 0 159 953">
          <text:p/>
        </draw:connector>
        <draw:custom-shape draw:style-name="gr10" draw:text-style-name="P1" xml:id="id7" draw:id="id7" draw:layer="layout" svg:width="5.08cm" svg:height="2.54cm" svg:x="1.635cm" svg:y="4.81cm">
          <text:p text:style-name="P1">Added, changed, <text:s/>remov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016cm" svg:y1="3.222cm" svg:x2="4.175cm" svg:y2="4.81cm" draw:start-shape="id6" draw:start-glue-point="2" draw:end-shape="id7" draw:end-glue-point="4" svg:d="M4016 3222v794h159v794" svg:viewBox="0 0 160 1589">
          <text:p/>
        </draw:connector>
        <draw:connector draw:style-name="gr4" draw:text-style-name="P1" draw:layer="layout" svg:x1="4.175cm" svg:y1="7.35cm" svg:x2="4.333cm" svg:y2="12.43cm" draw:start-shape="id7" draw:start-glue-point="6" draw:end-shape="id3" draw:end-glue-point="0" svg:d="M4175 7350v2540h158v2540" svg:viewBox="0 0 159 5081">
          <text:p/>
        </draw:connector>
        <draw:frame draw:style-name="gr8" draw:text-style-name="P2" draw:layer="layout" svg:width="0.953cm" svg:height="0.725cm" svg:x="3.222cm" svg:y="7.577cm">
          <draw:text-box>
            <text:p>N</text:p>
          </draw:text-box>
        </draw:frame>
        <draw:custom-shape draw:style-name="gr11" draw:text-style-name="P1" xml:id="id8" draw:id="id8" draw:layer="layout" svg:width="7.302cm" svg:height="1.27cm" svg:x="10.843cm" svg:y="1.635cm">
          <text:p text:style-name="P1">Update dbi_state containers based on added/changed/removed db info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715cm" svg:y1="6.08cm" svg:x2="10.843cm" svg:y2="2.27cm" draw:start-shape="id7" draw:start-glue-point="7" draw:end-shape="id8" draw:end-glue-point="3" svg:d="M6715 6080h2065v-3810h2063" svg:viewBox="0 0 4129 3811">
          <text:p/>
        </draw:connector>
        <draw:frame draw:style-name="gr7" draw:text-style-name="P2" draw:layer="layout" svg:width="0.635cm" svg:height="0.725cm" svg:x="6.715cm" svg:y="5.127cm">
          <draw:text-box>
            <text:p>Y</text:p>
          </draw:text-box>
        </draw:frame>
        <draw:custom-shape draw:style-name="gr12" draw:text-style-name="P1" xml:id="id10" draw:id="id10" draw:layer="layout" svg:width="5.397cm" svg:height="1.27cm" svg:x="11.795cm" svg:y="3.54cm">
          <text:p text:style-name="P1">Retrieve all associated view states. </text:p>
          <draw:enhanced-geometry svg:viewBox="0 0 21600 21600" draw:type="rectangle" draw:enhanced-path="M 0 0 L 21600 0 21600 21600 0 21600 0 0 Z N"/>
        </draw:custom-shape>
        <draw:custom-shape draw:style-name="gr13" draw:text-style-name="P1" xml:id="id11" draw:id="id11" draw:layer="layout" svg:width="5.08cm" svg:height="1.27cm" svg:x="12.112cm" svg:y="5.762cm">
          <text:p text:style-name="P1">Remove solid objects with invalid paths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6.032cm" svg:height="1.588cm" svg:x="11.795cm" svg:y="7.984cm">
          <text:p text:style-name="P1">Catalog solid objects by draw mode (potentially impacts drawing decisions)</text:p>
          <draw:enhanced-geometry svg:viewBox="0 0 21600 21600" draw:type="rectangle" draw:enhanced-path="M 0 0 L 21600 0 21600 21600 0 21600 0 0 Z N"/>
        </draw:custom-shape>
        <draw:custom-shape draw:style-name="gr12" draw:text-style-name="P1" xml:id="id13" draw:id="id13" draw:layer="layout" svg:width="5.397cm" svg:height="1.27cm" svg:x="12.112cm" svg:y="10.207cm">
          <text:p text:style-name="P1">Clear potentially changed solid objs for redrawing</text:p>
          <draw:enhanced-geometry svg:viewBox="0 0 21600 21600" draw:type="rectangle" draw:enhanced-path="M 0 0 L 21600 0 21600 21600 0 21600 0 0 Z N"/>
        </draw:custom-shape>
        <draw:custom-shape draw:style-name="gr15" draw:text-style-name="P1" xml:id="id14" draw:id="id14" draw:layer="layout" svg:width="7.302cm" svg:height="2.222cm" svg:x="11.478cm" svg:y="12.113cm">
          <text:p text:style-name="P1">Validate pre-existing collapsed (i.e. fully drawn) path set, expand to solids, generate any missing solids for current expanded states</text:p>
          <draw:enhanced-geometry svg:viewBox="0 0 21600 21600" draw:type="rectangle" draw:enhanced-path="M 0 0 L 21600 0 21600 21600 0 21600 0 0 Z N"/>
        </draw:custom-shape>
        <draw:custom-shape draw:style-name="gr16" draw:text-style-name="P1" xml:id="id15" draw:id="id15" draw:layer="layout" svg:width="6.35cm" svg:height="1.588cm" svg:x="12.112cm" svg:y="14.97cm">
          <text:p text:style-name="P1">Validate and expand any staged paths specified by the command for drawing</text:p>
          <draw:enhanced-geometry svg:viewBox="0 0 21600 21600" draw:type="rectangle" draw:enhanced-path="M 0 0 L 21600 0 21600 21600 0 21600 0 0 Z N"/>
        </draw:custom-shape>
        <draw:custom-shape draw:style-name="gr17" draw:text-style-name="P1" xml:id="id16" draw:id="id16" draw:layer="layout" svg:width="6.985cm" svg:height="1.27cm" svg:x="11.477cm" svg:y="17.51cm">
          <text:p text:style-name="P1">Preliminary autoview for generating adaptive plotting data</text:p>
          <draw:enhanced-geometry svg:viewBox="0 0 21600 21600" draw:type="rectangle" draw:enhanced-path="M 0 0 L 21600 0 21600 21600 0 21600 0 0 Z N"/>
        </draw:custom-shape>
        <draw:custom-shape draw:style-name="gr18" draw:text-style-name="P1" xml:id="id18" draw:id="id18" draw:layer="layout" svg:width="6.35cm" svg:height="1.587cm" svg:x="11.795cm" svg:y="21.637cm">
          <text:p text:style-name="P1">Sync scene view object draw states with selection state</text:p>
          <draw:enhanced-geometry svg:viewBox="0 0 21600 21600" draw:type="rectangle" draw:enhanced-path="M 0 0 L 21600 0 21600 21600 0 21600 0 0 Z N"/>
        </draw:custom-shape>
        <draw:custom-shape draw:style-name="gr19" draw:text-style-name="P1" xml:id="id17" draw:id="id17" draw:layer="layout" svg:width="5.715cm" svg:height="1.587cm" svg:x="12.112cm" svg:y="19.415cm">
          <text:p text:style-name="P1">Draw scene for each view</text:p>
          <draw:enhanced-geometry svg:viewBox="0 0 21600 21600" draw:type="rectangle" draw:enhanced-path="M 0 0 L 21600 0 21600 21600 0 21600 0 0 Z N"/>
        </draw:custom-shape>
        <draw:custom-shape draw:style-name="gr20" draw:text-style-name="P1" xml:id="id19" draw:id="id19" draw:layer="layout" svg:width="6.985cm" svg:height="0.635cm" svg:x="11.795cm" svg:y="23.86cm">
          <text:p text:style-name="P1">Finalize autoview</text:p>
          <draw:enhanced-geometry svg:viewBox="0 0 21600 21600" draw:type="rectangle" draw:enhanced-path="M 0 0 L 21600 0 21600 21600 0 21600 0 0 Z N"/>
        </draw:custom-shape>
        <draw:custom-shape draw:style-name="gr20" draw:text-style-name="P1" xml:id="id9" draw:id="id9" draw:layer="layout" svg:width="6.985cm" svg:height="0.635cm" svg:x="11.795cm" svg:y="25.13cm">
          <text:p text:style-name="P1">Calculate final drawn path se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cm 0.159cm" svg:x1="15.287cm" svg:y1="25.765cm" svg:x2="6.715cm" svg:y2="19.89cm" draw:start-shape="id9" draw:start-glue-point="2" draw:end-shape="id4" draw:end-glue-point="7" svg:d="M15287 25765v500h-5873v-6375h-2699" svg:viewBox="0 0 8573 6376">
          <text:p/>
        </draw:connector>
        <draw:connector draw:style-name="gr4" draw:text-style-name="P1" draw:layer="layout" svg:x1="14.494cm" svg:y1="2.905cm" svg:x2="14.493cm" svg:y2="3.54cm" draw:start-shape="id8" draw:start-glue-point="2" draw:end-shape="id10" draw:end-glue-point="0" svg:d="M14494 2905v318h-1v317" svg:viewBox="0 0 2 636">
          <text:p/>
        </draw:connector>
        <draw:connector draw:style-name="gr4" draw:text-style-name="P1" draw:layer="layout" svg:x1="14.493cm" svg:y1="4.81cm" svg:x2="14.652cm" svg:y2="5.762cm" draw:start-shape="id10" draw:start-glue-point="2" draw:end-shape="id11" draw:end-glue-point="0" svg:d="M14493 4810v476h159v476" svg:viewBox="0 0 160 953">
          <text:p/>
        </draw:connector>
        <draw:connector draw:style-name="gr4" draw:text-style-name="P1" draw:layer="layout" svg:x1="14.652cm" svg:y1="7.032cm" svg:x2="14.811cm" svg:y2="7.984cm" draw:start-shape="id11" draw:start-glue-point="2" draw:end-shape="id12" draw:end-glue-point="0" svg:d="M14652 7032v476h159v476" svg:viewBox="0 0 160 953">
          <text:p/>
        </draw:connector>
        <draw:connector draw:style-name="gr4" draw:text-style-name="P1" draw:layer="layout" svg:x1="14.811cm" svg:y1="9.572cm" svg:x2="14.81cm" svg:y2="10.207cm" draw:start-shape="id12" draw:start-glue-point="2" draw:end-shape="id13" draw:end-glue-point="0" svg:d="M14811 9572v318h-1v317" svg:viewBox="0 0 2 636">
          <text:p/>
        </draw:connector>
        <draw:connector draw:style-name="gr4" draw:text-style-name="P1" draw:layer="layout" svg:x1="14.81cm" svg:y1="11.477cm" svg:x2="15.129cm" svg:y2="12.113cm" draw:start-shape="id13" draw:start-glue-point="2" draw:end-shape="id14" draw:end-glue-point="0" svg:d="M14810 11477v318h319v318" svg:viewBox="0 0 320 637">
          <text:p/>
        </draw:connector>
        <draw:connector draw:style-name="gr4" draw:text-style-name="P1" draw:layer="layout" svg:x1="15.129cm" svg:y1="14.335cm" svg:x2="15.287cm" svg:y2="14.97cm" draw:start-shape="id14" draw:start-glue-point="2" draw:end-shape="id15" draw:end-glue-point="0" svg:d="M15129 14335v318h158v317" svg:viewBox="0 0 159 636">
          <text:p/>
        </draw:connector>
        <draw:connector draw:style-name="gr4" draw:text-style-name="P1" draw:layer="layout" svg:x1="15.287cm" svg:y1="16.558cm" svg:x2="14.969cm" svg:y2="17.51cm" draw:start-shape="id15" draw:start-glue-point="2" draw:end-shape="id16" draw:end-glue-point="0" svg:d="M15287 16558v476h-318v476" svg:viewBox="0 0 319 953">
          <text:p/>
        </draw:connector>
        <draw:connector draw:style-name="gr4" draw:text-style-name="P1" draw:layer="layout" svg:x1="14.969cm" svg:y1="18.78cm" svg:x2="14.969cm" svg:y2="19.415cm" draw:start-shape="id16" draw:start-glue-point="2" draw:end-shape="id17" draw:end-glue-point="0" svg:d="M14969 18780v635" svg:viewBox="0 0 1 636">
          <text:p/>
        </draw:connector>
        <draw:connector draw:style-name="gr4" draw:text-style-name="P1" draw:layer="layout" svg:x1="14.969cm" svg:y1="21.002cm" svg:x2="14.97cm" svg:y2="21.637cm" draw:start-shape="id17" draw:start-glue-point="2" draw:end-shape="id18" draw:end-glue-point="0" svg:d="M14969 21002v317h1v318" svg:viewBox="0 0 2 636">
          <text:p/>
        </draw:connector>
        <draw:connector draw:style-name="gr4" draw:text-style-name="P1" draw:layer="layout" svg:x1="14.97cm" svg:y1="23.224cm" svg:x2="15.287cm" svg:y2="23.86cm" draw:start-shape="id18" draw:start-glue-point="2" draw:end-shape="id19" draw:end-glue-point="0" svg:d="M14970 23224v317h317v319" svg:viewBox="0 0 318 637">
          <text:p/>
        </draw:connector>
        <draw:connector draw:style-name="gr4" draw:text-style-name="P1" draw:layer="layout" svg:x1="15.287cm" svg:y1="24.495cm" svg:x2="15.287cm" svg:y2="25.13cm" draw:start-shape="id19" draw:start-glue-point="2" draw:end-shape="id9" draw:end-glue-point="0" svg:d="M15287 24495v635" svg:viewBox="0 0 1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="Arrow_20_short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09:32:50.472591780</meta:creation-date>
    <dc:date>2023-02-27T10:33:01.882222698</dc:date>
    <meta:editing-duration>PT1H11S</meta:editing-duration>
    <meta:editing-cycles>2</meta:editing-cycles>
    <meta:generator>LibreOffice/7.4.4.2$Linux_X86_64 LibreOffice_project/40$Build-2</meta:generator>
    <meta:document-statistic meta:object-count="43"/>
  </office:meta>
</office:document-meta>
</file>